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 style:list-style-name="L2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 style:list-style-name="L2">
      <style:graphic-properties fo:min-height="11.929cm"/>
    </style:style>
    <style:style style:name="pr9" style:family="presentation" style:parent-style-name="Padrão-outline1" style:list-style-name="L2">
      <style:graphic-properties fo:min-height="11.929cm"/>
    </style:style>
    <style:style style:name="pr10" style:family="presentation" style:parent-style-name="Padrão-outline1" style:list-style-name="L2">
      <style:graphic-properties fo:min-height="11.929cm"/>
    </style:style>
    <style:style style:name="pr11" style:family="presentation" style:parent-style-name="Padrão-outline1" style:list-style-name="L2">
      <style:graphic-properties fo:min-height="11.929cm"/>
    </style:style>
    <style:style style:name="pr12" style:family="presentation" style:parent-style-name="Padrão-outline1" style:list-style-name="L2">
      <style:graphic-properties fo:min-height="11.929cm"/>
    </style:style>
    <style:style style:name="pr13" style:family="presentation" style:parent-style-name="Padrão-outline1" style:list-style-name="L2">
      <style:graphic-properties fo:min-height="11.929cm"/>
    </style:style>
    <style:style style:name="pr14" style:family="presentation" style:parent-style-name="Padrão-subtitle">
      <style:graphic-properties draw:fill-color="#ffffff" fo:min-height="16.255cm"/>
    </style:style>
    <style:style style:name="P1" style:family="paragraph">
      <style:text-properties style:use-window-font-color="true"/>
    </style:style>
    <style:style style:name="P2" style:family="paragraph">
      <style:text-properties fo:color="#66ff66" style:font-name="URW Gothic L1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66ff66" style:font-name="URW Gothic L1" fo:font-weight="bold" style:font-weight-asian="bold" style:font-weight-complex="bold"/>
    </style:style>
    <style:style style:name="P4" style:family="paragraph">
      <style:text-properties style:font-name="URW Gothic L1" fo:font-size="28pt" style:font-size-asian="28pt" style:font-size-complex="28pt"/>
    </style:style>
    <style:style style:name="P5" style:family="paragraph">
      <style:text-properties fo:color="#66ff66" style:font-name="URW Gothic L1"/>
    </style:style>
    <style:style style:name="P6" style:family="paragraph">
      <style:paragraph-properties fo:text-align="center"/>
    </style:style>
    <style:style style:name="P7" style:family="paragraph">
      <style:text-properties fo:color="#66ff66" fo:font-weight="bold" style:font-weight-asian="bold" style:font-weight-complex="bold"/>
    </style:style>
    <style:style style:name="P8" style:family="paragraph">
      <style:text-properties fo:color="#66ff66"/>
    </style:style>
    <style:style style:name="T1" style:family="text">
      <style:text-properties fo:color="#66ff66" style:font-name="URW Gothic 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ff66" style:font-name="URW Gothic L1" fo:font-weight="bold" style:font-weight-asian="bold" style:font-weight-complex="bold"/>
    </style:style>
    <style:style style:name="T3" style:family="text">
      <style:text-properties fo:color="#66ff66" style:font-name="URW Gothic L1" fo:font-size="28pt" style:font-size-asian="28pt" style:font-size-complex="28pt"/>
    </style:style>
    <style:style style:name="T4" style:family="text">
      <style:text-properties fo:color="#66ff66" style:font-name="URW Gothic L1"/>
    </style:style>
    <style:style style:name="T5" style:family="text">
      <style:text-properties fo:color="#66ff66" fo:font-weight="bold" style:font-weight-asian="bold" style:font-weight-complex="bold"/>
    </style:style>
    <style:style style:name="T6" style:family="text">
      <style:text-properties fo:color="#66ff66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ff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ff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ff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ff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ff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ff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ff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ff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ff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ff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Shell Script para inici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oami</text:span></text:p>
          </draw:text-box>
        </draw:frame>
        <draw:frame presentation:style-name="pr5" draw:text-style-name="P4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<text:span text:style-name="T3">Caio Jordão Carvalho</text:span></text:p>
              </text:list-item>
              <text:list-item>
                <text:p><text:span text:style-name="T3">Análise e Desenvolvimento de Sistemas – IFBA</text:span></text:p>
              </text:list-item>
              <text:list-item>
                <text:p><text:span text:style-name="T3">Labrasoft</text:span></text:p>
              </text:list-item>
              <text:list-item>
                <text:p><text:span text:style-name="T3">Github: cjlcarval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atis shell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É o “prompt” da linha de comando do Unix e Linux, ou seja, recebe os comandos digitados pelo usuário e os executa.</text:span></text:p>
              </text:list-item>
              <text:list-item>
                <text:p><text:span text:style-name="T4">Apresenta recursos e características de linguagem de alto nível, permitindo a criação de scripts para automatização de tarefas e rotina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cat scripts.tx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utomatização de uma série de tarefas que podem ser realizadas por um humano uma por vez.</text:span></text:p>
              </text:list-item>
              <text:list-item>
                <text:p><text:span text:style-name="T4">Geralmente são executados através de linguagens interpretadas.</text:span></text:p>
              </text:list-item>
              <text:list-item>
                <text:p><text:span text:style-name="T4">Rápidas para aprender e fáceis de escre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hello world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 text:style-name="P6">echo “Olá, mundo!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variávei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riavel=”hoje é dia de flisol!”</text:p>
                <text:p>echo $variavel</text:p>
                <text:p>idade=” bem vindos!”</text:p>
                <text:p>echo $variavel$idade</text:p>
                <text:p>dia=8</text:p>
                <text:p>echo “$dia de abril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variáve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oje=$(date)</text:p>
                <text:p>echo “Data: $hoje”</text:p>
                <text:p>unset hoje</text:p>
                <text:p>echo $hoje</text:p>
                <text:p>num=2</text:p>
                <text:p>soma=$(($num + $num))</text:p>
                <text:p>echo “$num + $num é $soma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array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salada=( tomate cebola alface )</text:p>
                <text:p>echo $salada[1]</text:p>
                <text:p>echo $salada[2]</text:p>
                <text:p>echo $salada[3]</text:p>
                <text:p/>
                <text:p>contagem=( 1 2 3 4 5 6 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ndiciona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stes em variáveis:</text:p>
                <text:p>Números:</text:p>
                <text:p>-lt → <text:s/>[ 9 -lt 10 ]<text:tab/><text:tab/><text:tab/>-eq → [ 10 -eq 10 ]</text:p>
                <text:p>-gt → [ 10 -gt 9 ] <text:tab/><text:tab/>-ne → [ 11 -ne 10 ]</text:p>
                <text:p>-le → [ 10 -le 11 ]</text:p>
                <text:p>-ge → [ 11 -ge 10 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ndiciona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Strings:</text:p>
                <text:p>= →<text:tab/>[ “casa” = “casa” ]</text:p>
                <text:p>!= → [ “amarelo” != “azul” ]</text:p>
                <text:p>-n → [ -n “amarelo” ]</text:p>
                <text:p>-z → [ -z “”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ndiciona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stes em arquivos:</text:p>
                <text:p>-d → [ -d “/user/home” ]</text:p>
                <text:p>-f → [ -f “/user/home/arquivo.txt” ]</text:p>
                <text:p>-r → [ -r “/user/home/legivel.txt” ]</text:p>
                <text:p>-s → [ -s “/user/home/nao-vazio.txt” ]</text:p>
                <text:p>-w → [ -w “/user/home/pode-escrever.txt” 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ndiciona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-nt → [ “novo.txt” -nt “velho.txt” ]</text:p>
                <text:p>-of → [ “velho.txt” -ot “novo.txt” ]</text:p>
                <text:p>-ef → [ “novo.txt” -ef “novo.txt”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ndiciona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 (AND) lógico:</text:p>
                <text:p>-a</text:p>
              </text:list-item>
              <text:list-item>
                <text:p>Ou (OR) lógico:</text:p>
                <text:p>-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if-els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f [ condicao ]; then</text:p>
                <text:p><text:s text:c="4"/># comandos</text:p>
                <text:p>else</text:p>
                <text:p><text:s text:c="3"/># comandos 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switch cas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echo “Entre com um número: “</text:p>
                <text:p>read num</text:p>
                <text:p>case $num in</text:p>
                <text:p><text:s text:c="4"/>1) echo “um” ;;</text:p>
                <text:p><text:s text:c="4"/>2) echo “dois” ;;</text:p>
                <text:p><text:s text:c="4"/>3) echo “três” ;;</text:p>
                <text:p><text:s text:c="4"/>*) echo “...” ;;</text:p>
                <text:p>esa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whi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while [ condicao ]; do</text:p>
                <text:p><text:s text:c="4"/># comandos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unti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tinua executando o loop enquanto determinada condição não for verdadeira.</text:p>
                <text:p/>
                <text:p>until [ condicao ]; do</text:p>
                <text:p><text:s text:c="4"/># comandos</text:p>
                <text:p>d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>for (( i=1; $i &lt; 10; i=$(($i + 1)) )); do</text:p>
                <text:p><text:s text:c="4"/># comandos</text:p>
                <text:p>done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arr=( 1 2 3 4 5 )</text:p>
                <text:p>for i in “${arr[@]}”; do</text:p>
                <text:p><text:s text:c="4"/>echo $i</text:p>
                <text:p>done</text:p>
                <text:p>for i in {1..10}; do</text:p>
                <text:p><text:s text:c="3"/>echo $i</text:p>
                <text:p>don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>for i in $(ls); do</text:p>
                <text:p><text:s text:c="4"/>echo $i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unçõ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funcao () {</text:p>
                <text:p><text:s text:c="4"/>echo “oi”</text:p>
                <text:p>}</text:p>
                <text:p/>
                <text:p>funca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unçõ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uncao () {</text:p>
                <text:p><text:s text:c="4"/>echo $1</text:p>
                <text:p><text:s text:c="4"/>echo $2</text:p>
                <text:p><text:s text:c="4"/>echo $3</text:p>
                <text:p><text:s text:c="4"/>if [ $# -gt 3 ]; then</text:p>
                <text:p><text:s text:c="8"/>echo “chega”</text:p>
                <text:p><text:s text:c="4"/>fi</text:p>
                <text:p>}</text:p>
                <text:p>funcao 1 2 3 4 5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unçõ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if [ $1 = “python” ]; then</text:p>
                <text:p><text:s text:c="4"/>echo “py”</text:p>
                <text:p>else</text:p>
                <text:p><text:s text:c="4"/>echo “sh”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unçõ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funcao () {</text:p>
                <text:p><text:s text:c="4"/>return 1</text:p>
                <text:p>}</text:p>
                <text:p>funcao</text:p>
                <text:p>var=$?</text:p>
                <text:p>echo $var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funçõ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ifconfig</text:p>
                <text:p>echo $?</text:p>
                <text:p>mkdir “pasta”</text:p>
                <text:p>echo $?</text:p>
                <text:p>sudo apt-get update</text:p>
                <text:p>echo $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# cat bash-commands.txt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 bash permite executar desde grandes aplicações até pequenas rotinas gerenciadoras do sistema operacional.</text:span></text:p>
              </text:list-item>
              <text:list-item>
                <text:p><text:span text:style-name="T6">É importante para o sysadmin ou programador sempre entender comandos do sistema operacional que podem facilitar ou auxiliar essas taref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 comando “echo” imprime textos na tela. Similar ao “print” de outras linguagens de programação.</text:span></text:p>
              </text:list-item>
              <text:list-item>
                <text:p><text:span text:style-name="T4">Exemplo:</text:span></text:p>
                <text:p><text:span text:style-name="T4">echo “Instalação completa”</text:span></text:p>
                <text:p><text:span text:style-name="T4">echo “Bem vindo ao Flisol”</text:span></text:p>
                <text:p><text:span text:style-name="T4">echo “Olá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É possível declarar variáveis no shell e mandar o echo imprimí-las.</text:span></text:p>
              </text:list-item>
              <text:list-item>
                <text:p><text:span text:style-name="T4">Exemplo:</text:span></text:p>
                <text:p><text:span text:style-name="T4">a=”Hoje é dia de Flisol!”</text:span></text:p>
                <text:p><text:span text:style-name="T4">echo $a</text:span></text:p>
                <text:p><text:span text:style-name="T4">b=5</text:span></text:p>
                <text:p><text:span text:style-name="T4">echo “Imprimindo o número $b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lém disso, o echo pode ser utilizado para escrever em arquivos.</text:span></text:p>
                <text:p><text:span text:style-name="T4">echo “Criando um arquivo novo” &gt; new.txt</text:span></text:p>
                <text:p><text:span text:style-name="T2"/></text:p>
              </text:list-item>
              <text:list-item>
                <text:p><text:span text:style-name="T2">Lembre-se</text:span><text:span text:style-name="T4">: &gt; é diferente de &gt;&gt;</text:span></text:p>
                <text:p><text:span text:style-name="T4">echo “Adicionando uma nova linha” &gt;&gt; old.tx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# read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para a entrada de dados. Você pode utilizá-lo para atribuir valores a variáveis.</text:span></text:p>
                <text:p><text:span text:style-name="T4"/></text:p>
                <text:p><text:span text:style-name="T4">echo “Digite a sua idade: “</text:span></text:p>
                <text:p><text:span text:style-name="T4">read idade</text:span></text:p>
                <text:p><text:span text:style-name="T4">echo “Você tem $idade anos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cd</text:span></text:p>
          </draw:text-box>
        </draw:frame>
        <draw:frame presentation:style-name="pr12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utilizado para acessar diretórios.</text:span></text:p>
                <text:p><text:span text:style-name="T4"/></text:p>
                <text:p><text:span text:style-name="T4">cd folder</text:span></text:p>
                <text:p><text:span text:style-name="T4">cd /home/user/Downloads/pasta</text:span></text:p>
                <text:p><text:span text:style-name="T4">cd /</text:span></text:p>
                <text:p><text:span text:style-name="T4">cd ~/</text:span></text:p>
                <text:p><text:span text:style-name="T4">cd 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sta o conteúdo do diretório.</text:p>
                <text:p/>
                <text:p>ls</text:p>
                <text:p>ls -las</text:p>
                <text:p>ls -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mv</text:span></text:p>
          </draw:text-box>
        </draw:frame>
        <draw:frame presentation:style-name="pr1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utilizado para mover ou renomear arquivos ou diretórios do sistema.</text:span></text:p>
                <text:p><text:span text:style-name="T4"/></text:p>
                <text:p><text:span text:style-name="T4">mv arquivo.txt arquivo-bkp.txt</text:span></text:p>
                <text:p><text:span text:style-name="T4">mv pasta pasta-bkp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kdi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ando para criar novos diretórios.</text:p>
                <text:p/>
                <text:p>mkdir pasta</text:p>
                <text:p/>
              </text:list-item>
              <text:list-item>
                <text:p>Para criar uma pasta dentro de outra, basta passar o parâmetro -p.</text:p>
                <text:p/>
                <text:p>mkdir -p pasta-pai/pasta-filh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copiar arquivos e diretórios.</text:p>
                <text:p/>
                <text:p>cp arquivo.txt /pasta/novo-local/novo.txt</text:p>
                <text:p/>
              </text:list-item>
              <text:list-item>
                <text:p>Utilize -r para copiar diretórios.</text:p>
                <text:p/>
                <text:p>cp -r /diretorio /home/user/novo-lo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r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remover arquivos e diretórios.</text:p>
                <text:p/>
                <text:p>rm arquivo.txt</text:p>
                <text:p/>
                <text:p>rm -rf /d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ca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mostrar o texto presente em arquivos.</text:p>
                <text:p/>
                <text:p>cat meu-arquivo.tx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hea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ando utilizado para ver apenas as primeiras dez linhas de um arquivo.</text:p>
                <text:p/>
                <text:p>head texto.tx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tai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ver apenas as últimas dez linhas de um arquivo.</text:p>
                <text:p/>
                <text:p>tail log.txt</text:p>
                <text:p/>
              </text:list-item>
              <text:list-item>
                <text:p><text:span text:style-name="T7">Lembrete:</text:span> Muito útil para acompanhar logs de aplicaç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more / le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azem com que você possa percorrer pelo último comando.</text:p>
                <text:p/>
              </text:list-item>
              <text:list-item>
                <text:p><text:span text:style-name="T7">Observação:</text:span> Muito útil em servidores onde a interface é via terminal.</text:p>
                <text:p/>
                <text:p>cat loginfo.txt | more </text:p>
                <text:p>cat loginfo.txt | les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tera permissões de acesso a arquivos e diretórios.</text:p>
                <text:p/>
              </text:list-item>
              <text:list-item>
                <text:p>Níveis de permissão:</text:p>
                <text:p>Permissão: rwx (leitura-escrita-execução)</text:p>
                <text:p>Em binário: 111</text:p>
                <text:p>Octal: 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ermissão: r-x (leitura-execução)</text:p>
                <text:p>Em binário: 101</text:p>
                <text:p>Octal: 5</text:p>
                <text:p/>
                <text:p>Permissão: --x (execução)</text:p>
                <text:p>Em binário: 001</text:p>
                <text:p>Octal: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mbrando: o chmod fornece permissão para o usuário, grupo e outros. Então caso você utilizar:</text:p>
                <text:p/>
                <text:p>chmod 751 arquivo.txt</text:p>
                <text:p/>
              </text:list-item>
              <text:list-item>
                <text:p>Estará dando permissão completa para o usuário, de leitura-execução para o grupo e apenas de execução para ou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# chow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tera o proprietário e o grupo de arquivos e diretórios.</text:p>
                <text:p/>
                <text:p>chown user diretorio</text:p>
                <text:p>chown user arqui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gre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cebe uma string e pode ser concatenado com um outro comando para retornar linhas que possuam palavras semelhantes à string passada.</text:p>
                <text:p/>
                <text:p>ls | grep 'arquivo'</text:p>
                <text:p>cat texto-gigante.txt | grep 'info'</text:p>
                <text:p>lspci | grep 'VGA'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a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nual de referência para comandos e aplicações. Irá retornar toda a documentação do mesmo.</text:p>
                <text:p/>
                <text:p>man ifconfig</text:p>
                <text:p/>
              </text:list-item>
              <text:list-item>
                <text:p>Observação: “man 3” retorna a documentação de funções do C/C++. Exemplo:</text:p>
                <text:p/>
                <text:p>man 3 mall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3T32">
        <office:forms form:automatic-focus="false" form:apply-design-mode="false"/>
        <draw:frame presentation:style-name="pr14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2">VIM ( vi improved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3T32">
        <office:forms form:automatic-focus="false" form:apply-design-mode="false"/>
        <draw:frame presentation:style-name="pr14" draw:text-style-name="P3" draw:layer="layout" svg:width="25.199cm" svg:height="16.255cm" svg:x="1.4cm" svg:y="0.837cm" presentation:class="subtitle" presentation:user-transformed="true">
          <draw:text-box>
            <text:p><text:span text:style-name="T2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66ff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ff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ff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ff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ff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ff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ff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ff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ff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ff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ff66" style:text-outline="false" style:text-line-through-style="none" style:text-line-through-type="none" style:font-name="URW Gothic L1" fo:font-family="'URW Gothic L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URW Gothic L1" fo:font-family="'URW Gothic L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URW Gothic L1" fo:font-family="'URW Gothic L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66" style:text-outline="false" style:text-line-through-style="none" style:text-line-through-type="none" style:font-name="URW Gothic L1" fo:font-family="'URW Gothic L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io </meta:initial-creator>
    <meta:creation-date>2017-04-02T18:17:31.750265449</meta:creation-date>
    <dc:date>2017-04-07T00:23:46.740068834</dc:date>
    <dc:creator>Caio </dc:creator>
    <meta:editing-duration>PT1H57M13S</meta:editing-duration>
    <meta:editing-cycles>29</meta:editing-cycles>
    <meta:generator>LibreOffice/4.3.3.2$Linux_X86_64 LibreOffice_project/430m0$Build-2</meta:generator>
    <meta:document-statistic meta:object-count="211"/>
  </office:meta>
</office:document-meta>
</file>